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К-сть</text:p>
          </table:table-cell>
          <table:table-cell office:value-type="string" calcext:value-type="string">
            <text:p>Ідентифікатор</text:p>
          </table:table-cell>
          <table:table-cell office:value-type="string" calcext:value-type="string">
            <text:p>Значення</text:p>
          </table:table-cell>
          <table:table-cell office:value-type="string" calcext:value-type="string">
            <text:p>Посилання</text:p>
          </table:table-cell>
          <table:table-cell office:value-type="string" calcext:value-type="string">
            <text:p>Ціна</text:p>
          </table:table-cell>
          <table:table-cell office:value-type="string" calcext:value-type="string">
            <text:p>+Батарея</text:p>
          </table:table-cell>
          <table:table-cell office:value-type="string" calcext:value-type="string">
            <text:p>+Звук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https://www.mini-tech.com.ua/ua/passivnyj-zummer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https://m-teh.com.ua/kondensator-ct4-1uf-50v-x7r-10/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https://justas-electronics.com.ua/cm-100n-x7r/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0.1 uF can be used for v2 alpha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https://voron.ua/uk/catalog/029199--diod_1n4001_v_lente_mic_master_instrument_corporation_do41_do4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10 шт в комплекті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arduino.ua/prod2783-plata-perehodnik-usb-type-c-na-dip-2-54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https://m-teh.com.ua/li-pol-akumuliator-603048p-1000-ma-hod-3.7v-z-plato%D1%96u-zakhystu/?gad_source=1&amp;gclid=CjwKCAiA29auBhBxEiwAnKcSqmJoC5UaOLX_kOIJX7G_EQOqEse5RDJBtxz8IvMHU9rLfGlj-MlgyhoCXgEQAvD_BwE</text:p>
          </table:table-cell>
          <table:table-cell/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https://arduino.ua/prod1077-konnektor-dvyhryadnii-2h40-pin-papa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https://arduino.ua/prod1077-konnektor-dvyhryadnii-2h40-pin-pap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Та саме деталь, що й J4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https://diyshop.com.ua/en/modul-interfejsa-mini-sd-karty-kardrider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CM5102A</text:p>
          </table:table-cell>
          <table:table-cell office:value-type="string" calcext:value-type="string">
            <text:p>https://prom.ua/ua/p1401452703-pcm5102a-modul-tsap.html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arduino.ua/prod4112-modyl-aydioysilitelya-mono-3vt-klassa-d-na-max9835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TP4056</text:p>
          </table:table-cell>
          <table:table-cell office:value-type="string" calcext:value-type="string">
            <text:p>https://arduino.ua/prod1486-zaryadnii-modyl-tp4056-micro-usb-s-fynkciei-zashhiti-akkymylyatora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IRLML6401</text:p>
          </table:table-cell>
          <table:table-cell office:value-type="string" calcext:value-type="string">
            <text:p>https://www.rcscomponents.kiev.ua/product/irlml6401trpbf_34344.htm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TP2104</text:p>
          </table:table-cell>
          <table:table-cell table:number-columns-repeated="4"/>
          <table:table-cell office:value-type="string" calcext:value-type="string">
            <text:p>Запасне місце для THT-альтернативи Q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justas-electronics.com.ua/rss0125w-10k/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0 шт в комплекті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R2, 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https://justas-electronics.com.ua/rss0125w-100k/</text:p>
          </table:table-cell>
          <table:table-cell table:style-name="ce2" office:value-type="float" office:value="2.6" calcext:value-type="float">
            <text:p>2,6</text:p>
          </table:table-cell>
          <table:table-cell table:number-columns-repeated="2"/>
          <table:table-cell office:value-type="string" calcext:value-type="string">
            <text:p>10 шт в комплекті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R3</text:p>
          </table:table-cell>
          <table:table-cell table:style-name="ce1" office:value-type="string" calcext:value-type="string">
            <text:p>200</text:p>
          </table:table-cell>
          <table:table-cell office:value-type="string" calcext:value-type="string">
            <text:p>https://justas-electronics.com.ua/rss025w-200r/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string" calcext:value-type="string">
            <text:p>10 шт в комплекті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https://justas-electronics.com.ua/rss0125w-33kOm/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string" calcext:value-type="string">
            <text:p>10 шт в комплекті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SW1-SW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ttps://arduino.ua/prod2506-komplekt-knopok-12mm-s-kolpachkom-5-cvetov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Потрібно ще 2 (в комплекті лише 6)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SW9, SW10</text:p>
          </table:table-cell>
          <table:table-cell office:value-type="string" calcext:value-type="string">
            <text:p>Select/Start</text:p>
          </table:table-cell>
          <table:table-cell office:value-type="string" calcext:value-type="string">
            <text:p>https://arduino.ua/prod6165-taktova-knopka-smd-4pin-6h6x9-5mm-shtok-6-0mm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SW1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https://arduino.ua/prod5124-perekluchatel-polzynkovii-ms-22d18g2-dip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SW12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https://arduino.ua/prod6165-taktova-knopka-smd-4pin-6h6x9-5mm-shtok-6-0mm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80x240 1.69" TFT</text:p>
          </table:table-cell>
          <table:table-cell office:value-type="string" calcext:value-type="string">
            <text:p>https://arduino.ua/prod6568-tft-displei-1-7-spi-240x280-rgb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2J1</text:p>
          </table:table-cell>
          <table:table-cell office:value-type="string" calcext:value-type="string">
            <text:p>TFT_Socket</text:p>
          </table:table-cell>
          <table:table-cell office:value-type="string" calcext:value-type="string">
            <text:p>https://arduino.ua/prod315-konnektor-40-pin-mama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V1117-33</text:p>
          </table:table-cell>
          <table:table-cell office:value-type="string" calcext:value-type="string">
            <text:p>http://www.kosmodrom.com.ua/el.php?name=TLV1117-33IKVURG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ESP32-S3-WROOM-1</text:p>
          </table:table-cell>
          <table:table-cell office:value-type="string" calcext:value-type="string">
            <text:p>https://www.rcscomponents.kiev.ua/product/esp32-s3-wroom-1-n16r8_184448.html</text:p>
          </table:table-cell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Разом</text:p>
          </table:table-cell>
          <table:table-cell table:number-columns-repeated="3"/>
          <table:table-cell table:formula="of:=SUM([.E2:.E27])" office:value-type="float" office:value="568.9" calcext:value-type="float">
            <text:p>568,9</text:p>
          </table:table-cell>
          <table:table-cell table:formula="of:=SUM([.F2:.F27])" office:value-type="float" office:value="136" calcext:value-type="float">
            <text:p>136</text:p>
          </table:table-cell>
          <table:table-cell table:formula="of:=SUM([.G2:.G27])" office:value-type="float" office:value="400" calcext:value-type="float">
            <text:p>4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.00.0000</text:date>, <text:time style:data-style-name="N2" text:time-value="14:56:32.7932421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4:49:39.361962726</meta:creation-date>
    <dc:date>2024-02-21T14:56:47.551954255</dc:date>
    <meta:editing-duration>PT5M11S</meta:editing-duration>
    <meta:editing-cycles>5</meta:editing-cycles>
    <meta:generator>LibreOffice/7.6.4.1$Linux_X86_64 LibreOffice_project/60$Build-1</meta:generator>
    <meta:document-statistic meta:table-count="1" meta:cell-count="150" meta:object-count="0"/>
  </office:meta>
</office:document-meta>
</file>